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ans Serif" svg:font-family="'Sans Serif'" style:font-family-generic="system"/>
  </office:font-face-decls>
  <office:automatic-styles>
    <style:style style:name="P1" style:family="paragraph" style:parent-style-name="Standard">
      <style:paragraph-properties fo:margin-left="0.5in">
        <style:tab-stops/>
      </style:paragraph-properties>
    </style:style>
    <style:style style:name="P2" style:family="paragraph" style:parent-style-name="Standard">
      <style:paragraph-properties fo:margin-left="0.25in" fo:text-indent="0.2425in" style:auto-text-indent="false">
        <style:tab-stops/>
      </style:paragraph-properties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fo:color="#000000" loext:opacity="100%" fo:background-color="#fffffe"/>
    </style:style>
    <style:style style:name="P5" style:family="paragraph" style:parent-style-name="Standard">
      <style:text-properties fo:color="#000000" loext:opacity="100%" style:text-underline-style="solid" style:text-underline-width="auto" style:text-underline-color="font-color" style:text-underline-mode="continuous" style:text-overline-mode="continuous" style:text-line-through-mode="continuous" fo:background-color="#fffffe"/>
    </style:style>
    <style:style style:name="P6" style:family="paragraph" style:parent-style-name="Text_20_body">
      <style:text-properties fo:color="#000000" loext:opacity="100%"/>
    </style:style>
    <style:style style:name="P7" style:family="paragraph" style:parent-style-name="Text_20_body">
      <style:text-properties fo:color="#000000" loext:opacity="100%" fo:font-weight="bold" style:font-weight-asian="bold" style:font-weight-complex="bold"/>
    </style:style>
    <style:style style:name="P8" style:family="paragraph" style:parent-style-name="Standard" style:list-style-name="L1" style:master-page-name="MP0">
      <style:paragraph-properties style:page-number="auto" fo:break-before="page"/>
    </style:style>
    <style:style style:name="P9" style:family="paragraph" style:parent-style-name="Standard" style:list-style-name="L2"/>
    <style:style style:name="P10" style:family="paragraph" style:parent-style-name="Standard" style:list-style-name="L2">
      <style:text-properties officeooo:paragraph-rsid="00121a34"/>
    </style:style>
    <style:style style:name="P11" style:family="paragraph" style:parent-style-name="Standard" style:list-style-name="L2">
      <style:text-properties fo:color="#000000" loext:opacity="100%" fo:background-color="#fffffe"/>
    </style:style>
    <style:style style:name="P12" style:family="paragraph" style:parent-style-name="Standard" style:list-style-name="L2">
      <style:text-properties fo:color="#000000" loext:opacity="100%" style:text-underline-style="solid" style:text-underline-width="auto" style:text-underline-color="font-color" fo:font-weight="bold" style:text-underline-mode="continuous" style:text-overline-mode="continuous" style:text-line-through-mode="continuous" fo:background-color="#fffffe" style:font-weight-asian="bold" style:font-weight-complex="bold"/>
    </style:style>
    <style:style style:name="P13" style:family="paragraph" style:parent-style-name="Standard">
      <style:text-properties officeooo:paragraph-rsid="00132192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text-properties fo:color="#000000" loext:opacity="100%" style:font-name="Sans Serif" fo:background-color="#fffffe"/>
    </style:style>
    <style:style style:name="P16" style:family="paragraph" style:parent-style-name="Text_20_body" style:list-style-name="L2">
      <style:text-properties fo:color="#000000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background-color="#fffffe" loext:char-shading-value="0"/>
    </style:style>
    <style:style style:name="T6" style:family="text">
      <style:text-properties fo:color="#000000" loext:opacity="100%" officeooo:rsid="00132192" fo:background-color="#fffffe" loext:char-shading-value="0"/>
    </style:style>
    <style:style style:name="T7" style:family="text">
      <style:text-properties fo:color="#000000" loext:opacity="100%" style:text-underline-style="solid" style:text-underline-width="auto" style:text-underline-color="font-color" style:text-underline-mode="continuous" style:text-overline-mode="continuous" style:text-line-through-mode="continuous" fo:background-color="#fffffe" loext:char-shading-value="0"/>
    </style:style>
    <style:style style:name="T8" style:family="text">
      <style:text-properties fo:color="#000000" loext:opacity="100%" style:text-underline-style="solid" style:text-underline-width="auto" style:text-underline-color="font-color" fo:font-weight="bold" style:text-underline-mode="continuous" style:text-overline-mode="continuous" style:text-line-through-mode="continuous" fo:background-color="#fffffe" loext:char-shading-value="0" style:font-weight-asian="bold" style:font-weight-complex="bold"/>
    </style:style>
    <style:style style:name="T9" style:family="text">
      <style:text-properties fo:color="#00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0" style:family="text">
      <style:text-properties fo:color="#000000" loext:opacity="100%" fo:font-weight="bold" fo:background-color="#fffffe" loext:char-shading-value="0" style:font-weight-asian="bold" style:font-weight-complex="bold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font-style="normal" fo:font-weight="bold" fo:background-color="#fffffe" loext:char-shading-value="0" style:font-style-asian="normal" style:font-weight-asian="bold" style:font-weight-complex="bold"/>
    </style:style>
    <style:style style:name="T13" style:family="text">
      <style:text-properties fo:font-style="normal" style:font-style-asian="normal"/>
    </style:style>
    <style:style style:name="T14" style:family="text">
      <style:text-properties officeooo:rsid="0017b131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8"><text:span text:style-name="Default_20_Paragraph_20_Font"><text:span text:style-name="T1">Regular Expression for email: </text:span></text:span>/^<text:bookmark-start text:name="__DdeLink__400_3639368876"/>[A-Za-z0-9._%-]+@[A-Za-z0-9._%-]+<text:bookmark-end text:name="__DdeLink__400_3639368876"/>/</text:p>
        </text:list-item>
      </text:list>
      <text:p text:style-name="Standard"/>
      <text:list text:style-name="L2">
        <text:list-item>
          <text:p text:style-name="P9">Enclose in Literals such as / <text:s text:c="18"/>/regex/</text:p>
        </text:list-item>
      </text:list>
      <text:p text:style-name="Standard"/>
      <text:list text:continue-numbering="true" text:style-name="L2">
        <text:list-item>
          <text:p text:style-name="P9">Modes are placed after ending / <text:s text:c="12"/>/regex/mode<text:line-break/>Standard mode: <text:tab/>/regex/</text:p>
        </text:list-item>
      </text:list>
      <text:p text:style-name="P1">Global mode: <text:s text:c="12"/>/regex/g<text:line-break/>Single Line Mode: <text:tab/>/regex/s<text:line-break/>Case insensitive mode:<text:tab/> /regex/i<text:line-break/>Multi line mode: <text:tab/>/regex/m</text:p>
      <text:p text:style-name="Standard"/>
      <text:list text:continue-numbering="true" text:style-name="L2">
        <text:list-item>
          <text:p text:style-name="P9">All about operators<text:line-break/>* + - ! = () {} [] ^ $ | ? : \ .</text:p>
        </text:list-item>
      </text:list>
      <text:p text:style-name="P2">1: Regex + &gt; /[a]+team/<text:line-break/> <text:tab/>Will match &gt; ateam, aateam, aaaateam</text:p>
      <text:p text:style-name="Standard"/>
      <text:list text:continue-numbering="true" text:style-name="L2">
        <text:list-item>
          <text:p text:style-name="P9"><text:span text:style-name="Default_20_Paragraph_20_Font"><text:span text:style-name="T2">Wild Card Meta Characters<text:line-break/></text:span></text:span>Any character except newline <text:s text:c="27"/>.<text:line-break/>1. Regex &gt; /.ohn/<text:line-break/> Test string will match &gt; John, mohn</text:p>
        </text:list-item>
      </text:list>
      <text:p text:style-name="Standard"/>
      <text:list text:continue-numbering="true" text:style-name="L2">
        <text:list-item>
          <text:p text:style-name="P9"><text:span text:style-name="Default_20_Paragraph_20_Font"><text:span text:style-name="T2">Character Set </text:span></text:span><text:s text:c="50"/>[]<text:span text:style-name="Default_20_Paragraph_20_Font"><text:span text:style-name="T2"><text:line-break/></text:span></text:span>1: Regex &gt; /[cd]ash/<text:line-break/> Test string will match &gt; cash, dash<text:line-break/>2: Regex &gt; /[vr]a[nd]ish/<text:line-break/> Text string will match &gt; vanish, radish</text:p>
        </text:list-item>
      </text:list>
      <text:p text:style-name="Standard"/>
      <text:list text:continue-numbering="true" text:style-name="L2">
        <text:list-item>
          <text:p text:style-name="P9"><text:span text:style-name="Default_20_Paragraph_20_Font"><text:span text:style-name="T2">Character Ranges </text:span></text:span><text:s/><text:tab/> <text:s text:c="39"/>-<text:line-break/>1: Regex &gt; /a-d/<text:line-break/> Will match &gt; a , b, c, d<text:line-break/>2: Regex &gt; /A-D/<text:line-break/> Will match &gt; A, B, C, D<text:line-break/>3: Regex &gt; /a-dA-D/<text:line-break/> Will match &gt; a, b, c, d, A, B, C, D<text:line-break/>4: Regex &gt; /0-9/<text:line-break/> Will match &gt; 0, 1, 2, 3, 4, 5, 6, 7, 8, 9</text:p>
        </text:list-item>
      </text:list>
      <text:p text:style-name="Standard"/>
      <text:list text:continue-numbering="true" text:style-name="L2">
        <text:list-item>
          <text:p text:style-name="P9">Restricting Set with Not Symbol <text:tab/><text:tab/> <text:s text:c="3"/>^<text:line-break/>1: Regex &gt; /[^abcdef]/<text:line-break/> Test string will match every character except &gt; abcdef<text:line-break/>2: Regex &gt; /[^cd]ash]/<text:line-break/> Test string will match every character except &gt; cash, dash<text:line-break/>3: Regex &gt; /[^vr]a[nd]ish/<text:line-break/> Test string will match every character expect &gt; vanish, radish</text:p>
        </text:list-item>
      </text:list>
      <text:p text:style-name="Standard"/>
      <text:list text:continue-numbering="true" text:style-name="L2">
        <text:list-item>
          <text:p text:style-name="P9">Escape . <text:s text:c="62"/>\.<text:line-break/>1: Regex &gt; /william\.sarkar/<text:line-break/> Test string will match &gt; william.sarkar</text:p>
        </text:list-item>
      </text:list>
      <text:p text:style-name="Standard"><text:soft-page-break/><text:line-break/></text:p>
      <text:list text:continue-numbering="true" text:style-name="L2">
        <text:list-item>
          <text:p text:style-name="P9">Tab<text:tab/><text:tab/><text:tab/><text:tab/><text:tab/><text:tab/> <text:s text:c="3"/>\t</text:p>
        </text:list-item>
      </text:list>
      <text:p text:style-name="Standard"><text:tab/>1: Regex &gt; /william\tsarkar/<text:line-break/> <text:tab/>Test string will match &gt; william<text:tab/>sarkar</text:p>
      <text:p text:style-name="Standard"/>
      <text:list text:continue-numbering="true" text:style-name="L2">
        <text:list-item>
          <text:p text:style-name="P9">Line Returns <text:s text:c="14"/><text:tab/><text:tab/><text:tab/> <text:s text:c="3"/>\n OR \r OR \r\n<text:line-break/>1: Regex &gt; /william\nsarkar/<text:line-break/> Test string will match &gt; william<text:line-break/>sarkar</text:p>
        </text:list-item>
      </text:list>
      <text:p text:style-name="Standard"/>
      <text:list text:continue-numbering="true" text:style-name="L2">
        <text:list-item>
          <text:p text:style-name="P9">Escape [-/*<text:span text:style-name="Default_20_Paragraph_20_Font"><text:span text:style-name="T3">]\</text:span></text:span>] only these have to be printed with \<text:line-break/>1: Regex &gt; /\[\-\/\*\<text:span text:style-name="Default_20_Paragraph_20_Font"><text:span text:style-name="T3">]\\</text:span></text:span>]/<text:line-break/> Test string will match &gt; [-/*\<text:span text:style-name="Default_20_Paragraph_20_Font"><text:span text:style-name="T3">]</text:span></text:span>]</text:p>
        </text:list-item>
      </text:list>
      <text:p text:style-name="Standard"/>
      <text:list text:continue-numbering="true" text:style-name="L2">
        <text:list-item>
          <text:p text:style-name="P9"><text:span text:style-name="Default_20_Paragraph_20_Font"><text:span text:style-name="T2">Easy to write sets<text:line-break/></text:span></text:span>\w same as &gt; /[a-zA-Z0-9_]/ &gt; Word characters and underscore<text:line-break/>\W same as &gt; /[^a-zA-Z0-9_]/ &gt; No word characters, No underscore<text:line-break/>\s same as &gt; /[\t]/ &gt; tab and white space<text:line-break/>\S same as &gt; /[^\t]/ &gt; No space, no tab<text:line-break/>\d same as &gt; /[0-9]/ &gt; digits only<text:line-break/> /[^\d]/ &gt; No digits<text:line-break/> /[\D]/ &gt; No digits</text:p>
        </text:list-item>
      </text:list>
      <text:p text:style-name="P3"/>
      <text:p text:style-name="Standard"/>
      <text:list text:continue-numbering="true" text:style-name="L2">
        <text:list-item>
          <text:p text:style-name="P9">$ <text:tab/>matches the character at the end of a string</text:p>
        </text:list-item>
      </text:list>
      <text:p text:style-name="Standard"/>
      <text:list text:continue-numbering="true" text:style-name="L2">
        <text:list-item>
          <text:p text:style-name="P9">^ <text:tab/>denotes the start of a string</text:p>
        </text:list-item>
      </text:list>
      <text:p text:style-name="Standard"/>
      <text:list text:continue-numbering="true" text:style-name="L2">
        <text:list-item>
          <text:p text:style-name="P9">{0,} <text:tab/>denotes 0 times or more &gt;= 0</text:p>
        </text:list-item>
      </text:list>
      <text:p text:style-name="Standard"/>
      <text:list text:continue-numbering="true" text:style-name="L2">
        <text:list-item>
          <text:p text:style-name="P9">\b assert position at a word boundary<text:line-break/>Regex &gt; /<text:span text:style-name="Default_20_Paragraph_20_Font"><text:span text:style-name="T5">\b[aeiouAEIOU][a-zA-Z]*\b/<text:line-break/> Test string will match &gt; Found </text:span></text:span><text:span text:style-name="Default_20_Paragraph_20_Font"><text:span text:style-name="T7">any</text:span></text:span><text:span text:style-name="Default_20_Paragraph_20_Font"><text:span text:style-name="T5"> match?<text:line-break/>Any word that starts with a vowel.</text:span></text:span></text:p>
        </text:list-item>
        <text:list-item>
          <text:p text:style-name="P9"><text:span text:style-name="Default_20_Paragraph_20_Font"><text:span text:style-name="T5">\B <text:s/><text:tab/>the match must not occur on a word boundary.</text:span></text:span></text:p>
        </text:list-item>
      </text:list>
      <text:p text:style-name="P4"/>
      <text:p text:style-name="Standard"><text:span text:style-name="Default_20_Paragraph_20_Font"><text:span text:style-name="T8">Quantifiers<text:line-break/></text:span></text:span></text:p>
      <text:list text:continue-numbering="true" text:style-name="L2">
        <text:list-item>
          <text:p text:style-name="P9"><text:span text:style-name="Default_20_Paragraph_20_Font"><text:span text:style-name="T5">1: Match zero or more of previous <text:s text:c="2"/><text:tab/><text:tab/>*<text:line-break/>Regex &gt; /Buz*/<text:line-break/> Test string &gt; Bu, Buz, Buzzz,,,</text:span></text:span></text:p>
        </text:list-item>
      </text:list>
      <text:p text:style-name="P4"/>
      <text:list text:continue-numbering="true" text:style-name="L2">
        <text:list-item>
          <text:p text:style-name="P9"><text:span text:style-name="Default_20_Paragraph_20_Font"><text:span text:style-name="T5">2: Match one or more of previous <text:s/><text:tab/><text:tab/>+<text:line-break/>Regex &gt; /Buz+/<text:line-break/> Test string &gt; Buz, Buzz, Buzzz,,,</text:span></text:span></text:p>
        </text:list-item>
      </text:list>
      <text:p text:style-name="P4"/>
      <text:p text:style-name="P4"/>
      <text:list text:continue-numbering="true" text:style-name="L2">
        <text:list-item>
          <text:p text:style-name="P9"><text:soft-page-break/><text:span text:style-name="Default_20_Paragraph_20_Font"><text:span text:style-name="T5">3: Match one or zero of previous <text:s/><text:tab/><text:tab/>?<text:line-break/>Regex &gt; /Flavou?r/<text:line-break/> Test string &gt; Flavour, Flavor<text:line-break/></text:span></text:span></text:p>
        </text:list-item>
        <text:list-item>
          <text:p text:style-name="P11">Match exactly number of previous <text:tab/> <text:s text:c="2"/><text:tab/>{4}</text:p>
        </text:list-item>
        <text:list-item>
          <text:p text:style-name="P11">Match at least min but not more than max of previous characters <text:tab/>{min, max} <text:s/>{3,5}</text:p>
        </text:list-item>
        <text:list-item>
          <text:p text:style-name="P11">Match at least min of previous <text:s/><text:tab/><text:tab/>{3,}</text:p>
        </text:list-item>
      </text:list>
      <text:p text:style-name="P4"/>
      <text:list text:continue-numbering="true" text:style-name="L2">
        <text:list-item>
          <text:p text:style-name="P12">Greedy Expression</text:p>
        </text:list-item>
      </text:list>
      <text:p text:style-name="P4"><text:tab/>Regex &gt; /".+"/</text:p>
      <text:p text:style-name="Standard"><text:span text:style-name="Default_20_Paragraph_20_Font"><text:span text:style-name="T5"><text:tab/>Test string &gt; earth has </text:span></text:span><text:span text:style-name="Default_20_Paragraph_20_Font"><text:span text:style-name="T7">"mountains" and many "seas"</text:span></text:span><text:span text:style-name="Default_20_Paragraph_20_Font"><text:span text:style-name="T5"> to explore</text:span></text:span></text:p>
      <text:p text:style-name="P13"><text:span text:style-name="Default_20_Paragraph_20_Font"><text:span text:style-name="T5"><text:tab/></text:span></text:span><text:span text:style-name="Default_20_Paragraph_20_Font"><text:span text:style-name="T6">Regex to found anything in the quotation <text:s/>in java <text:s text:c="2"/>\"([^\"]+)\"</text:span></text:span></text:p>
      <text:p text:style-name="P4"/>
      <text:list text:continue-numbering="true" text:style-name="L2">
        <text:list-item>
          <text:p text:style-name="P11">Greedy mode: repeat maximum number of times</text:p>
        </text:list-item>
      </text:list>
      <text:p text:style-name="P4"/>
      <text:list text:continue-numbering="true" text:style-name="L2">
        <text:list-item>
          <text:p text:style-name="P9"><text:span text:style-name="Default_20_Paragraph_20_Font"><text:span text:style-name="T8">Lazy Expression<text:line-break/></text:span></text:span><text:span text:style-name="Default_20_Paragraph_20_Font"><text:span text:style-name="T5">Lazy mode: repeat minimum number of times <text:tab/><text:tab/>?<text:line-break/>Regex &gt; /".+?"/g <text:s text:c="3"/>same as <text:s text:c="2"/>/"[^"]+"/g</text:span></text:span></text:p>
        </text:list-item>
      </text:list>
      <text:p text:style-name="Standard"><text:span text:style-name="Default_20_Paragraph_20_Font"><text:span text:style-name="T5"><text:tab/>Test string &gt; earth has </text:span></text:span><text:span text:style-name="Default_20_Paragraph_20_Font"><text:span text:style-name="T7">"mountains"</text:span></text:span><text:span text:style-name="Default_20_Paragraph_20_Font"><text:span text:style-name="T5"> and many </text:span></text:span><text:span text:style-name="Default_20_Paragraph_20_Font"><text:span text:style-name="T7">"seas"</text:span></text:span><text:span text:style-name="Default_20_Paragraph_20_Font"><text:span text:style-name="T5"> to explore</text:span></text:span></text:p>
      <text:p text:style-name="P4"/>
      <text:list text:continue-numbering="true" text:style-name="L2">
        <text:list-item>
          <text:p text:style-name="P15">(\d{2})\1 this works on test string 1212<text:line-break/>but not 1234</text:p>
        </text:list-item>
        <text:list-item>
          <text:p text:style-name="P11">() <text:tab/>group a regular expression together. This allows us to apply different quantifiers to that group.<text:line-break/>Regex &gt; (ok){3}<text:line-break/> Test string &gt; okokok</text:p>
        </text:list-item>
        <text:list-item>
          <text:p text:style-name="P11">(Mr|Mrs) <text:line-break/>Test string &gt; Mr, Mrs</text:p>
        </text:list-item>
        <text:list-item>
          <text:p text:style-name="P11">(\w)\1 <text:tab/><text:tab/>will match text.<text:line-break/> Test string &gt; aa, 11, dd</text:p>
        </text:list-item>
        <text:list-item>
          <text:p text:style-name="P9"><text:span text:style-name="Default_20_Paragraph_20_Font"><text:span text:style-name="T10">Backreferences</text:span></text:span><text:span text:style-name="Default_20_Paragraph_20_Font"><text:span text:style-name="T5">: <text:s/><text:line-break/>Regex &gt; (b?)o\1<text:line-break/> Test string will match &gt; o, bob</text:span></text:span></text:p>
        </text:list-item>
        <text:list-item>
          <text:p text:style-name="P9"><text:span text:style-name="Default_20_Paragraph_20_Font"><text:span text:style-name="T10">Forward reference</text:span></text:span><text:span text:style-name="Default_20_Paragraph_20_Font"><text:span text:style-name="T5"><text:line-break/>Regex &gt; (\2amigo|(go!))+<text:line-break/> Test string &gt; go!go!amigo</text:span></text:span></text:p>
        </text:list-item>
        <text:list-item>
          <text:p text:style-name="P9"><text:span text:style-name="Default_20_Paragraph_20_Font"><text:span text:style-name="T10">Positive lookahead</text:span></text:span><text:span text:style-name="Default_20_Paragraph_20_Font"><text:span text:style-name="T5"> <text:tab/> (?=regex1)regex2 <text:s/>asserts regex 1 to be immediately followed by regex 2.<text:line-break/>Regex &gt; c(?=o)<text:line-break/> Test string &gt; cho</text:span></text:span><text:span text:style-name="Default_20_Paragraph_20_Font"><text:span text:style-name="T7">c</text:span></text:span><text:span text:style-name="Default_20_Paragraph_20_Font"><text:span text:style-name="T5">olate<text:line-break/>Regex &gt; \b[a-zA-Z]+\b(?=\.)<text:line-break/> Test string will match word before dot/fullstop.<text:line-break/>Regex &gt; (?=^[0-6\-]+$)(?=.*321)\d{3}-d{3}-d{4}<text:line-break/> Test string will match US phone numbers with 0-6 with – and 321 anywhere <text:tab/>321-452-3412</text:span></text:span></text:p>
        </text:list-item>
      </text:list>
      <text:p text:style-name="P4"/>
      <text:list text:continue-numbering="true" text:style-name="L2">
        <text:list-item>
          <text:p text:style-name="P10"><text:span text:style-name="Default_20_Paragraph_20_Font"><text:span text:style-name="T10">Negative lookahead</text:span></text:span><text:span text:style-name="Default_20_Paragraph_20_Font"><text:span text:style-name="T5"> <text:tab/>(?!regex1)regex2 asserts regex 1 not to be immediately followed by regex 2.<text:line-break/></text:span></text:span><text:soft-page-break/><text:span text:style-name="Default_20_Paragraph_20_Font"><text:span text:style-name="T5">Regex &gt; c(?!o)<text:line-break/> Test string &gt; </text:span></text:span><text:span text:style-name="Default_20_Paragraph_20_Font"><text:span text:style-name="T7">c</text:span></text:span><text:span text:style-name="Default_20_Paragraph_20_Font"><text:span text:style-name="T5">hocolate</text:span></text:span></text:p>
        </text:list-item>
        <text:list-item>
          <text:p text:style-name="P9"><text:span text:style-name="Default_20_Paragraph_20_Font"><text:span text:style-name="T10">Positive Lookbehind </text:span></text:span><text:span text:style-name="Default_20_Paragraph_20_Font"><text:span text:style-name="T5"><text:tab/> <text:s/>(?&lt;=regex1)regex2 <text:s/>asserts regex 1 to be immediately preceded by regex 2.<text:line-break/>Regex &gt; (?&lt;=[a-z])[aeiou]<text:line-break/> Test string &gt; h</text:span></text:span><text:span text:style-name="Default_20_Paragraph_20_Font"><text:span text:style-name="T7">e</text:span></text:span><text:span text:style-name="Default_20_Paragraph_20_Font"><text:span text:style-name="T5">1o</text:span></text:span></text:p>
        </text:list-item>
        <text:list-item>
          <text:p text:style-name="P9"><text:span text:style-name="Default_20_Paragraph_20_Font"><text:span text:style-name="T10">Negative lookbehind</text:span></text:span><text:span text:style-name="Default_20_Paragraph_20_Font"><text:span text:style-name="T5"> <text:tab/> <text:s/>(?&lt;!regex1)regex2 <text:s text:c="3"/>asserts regex 1 not to be immediately preceded by regex 2.<text:line-break/>Regex &gt; (?&lt;![a-z])[aeiou]<text:line-break/> Test string &gt; he1</text:span></text:span><text:span text:style-name="Default_20_Paragraph_20_Font"><text:span text:style-name="T7">o</text:span></text:span></text:p>
        </text:list-item>
        <text:list-item>
          <text:p text:style-name="P9"><text:span text:style-name="Default_20_Paragraph_20_Font"><text:span text:style-name="T10">Non capturing group </text:span></text:span><text:span text:style-name="Default_20_Paragraph_20_Font"><text:span text:style-name="T5"><text:tab/> <text:s text:c="2"/>(?:) <text:s/><text:line-break/>Regex &gt; (?:red) looks (white) \1 to me<text:line-break/><text:tab/>Test string will match &gt; red looks white white to me</text:span></text:span></text:p>
        </text:list-item>
      </text:list>
      <text:p text:style-name="P5"/>
      <text:list text:continue-numbering="true" text:style-name="L2">
        <text:list-item>
          <text:p text:style-name="P11">\A <text:span text:style-name="T14">|^</text:span><text:tab/>The match must occur at the beginning of the string only (no multiline support).</text:p>
        </text:list-item>
        <text:list-item>
          <text:p text:style-name="P11">\Z <text:span text:style-name="T14">|$</text:span><text:tab/>The match must occur at the end of the string, or before \n at the end of the string.</text:p>
        </text:list-item>
        <text:list-item>
          <text:p text:style-name="P11">\z <text:s/><text:span text:style-name="T14">|$</text:span><text:tab/>The match must occur at the end of the string only.</text:p>
        </text:list-item>
      </text:list>
      <text:p text:style-name="P4"/>
      <text:list text:continue-numbering="true" text:style-name="L2">
        <text:list-item>
          <text:p text:style-name="P9"><text:span text:style-name="Default_20_Paragraph_20_Font"><text:span text:style-name="T5">&lt;([a-z][a-z0-9]*)\b[^&gt;]*&gt;.*&lt;\/\1&gt; <text:tab/><text:tab/></text:span></text:span><text:span text:style-name="Default_20_Paragraph_20_Font"><text:span text:style-name="T10">to match html tags</text:span></text:span></text:p>
        </text:list-item>
      </text:list>
      <text:p text:style-name="P4"/>
      <text:list text:continue-numbering="true" text:style-name="L2">
        <text:list-item>
          <text:p text:style-name="P9"><text:span text:style-name="Default_20_Paragraph_20_Font"><text:span text:style-name="T10">Unicode<text:line-break/></text:span></text:span><text:span text:style-name="Default_20_Paragraph_20_Font"><text:span text:style-name="T5">Regex &gt; /b\u011Bll/<text:line-break/> Test string &gt; běll</text:span></text:span></text:p>
        </text:list-item>
        <text:list-item>
          <text:p text:style-name="P14"><text:span text:style-name="Emphasis"><text:span text:style-name="T12">Regular Expressions for Names</text:span></text:span></text:p>
        </text:list-item>
      </text:list>
      <text:p text:style-name="P6"><text:tab/>^(?!.*\s\s)(?!.*\.\.)(?!.*,,)[A-Z][a-zA-Z .,]{2,30}$</text:p>
      <text:list text:continue-numbering="true" text:style-name="L2">
        <text:list-item>
          <text:p text:style-name="P14"><text:span text:style-name="Emphasis"><text:span text:style-name="T13">Regular Expressions for Email</text:span></text:span><text:span text:style-name="Default_20_Paragraph_20_Font"><text:span text:style-name="T4"><text:line-break/></text:span></text:span><text:bookmark-start text:name="__DdeLink__402_3639368876"/><text:span text:style-name="Default_20_Paragraph_20_Font"><text:span text:style-name="T4">^(?!.*\.\.)[\w.\-#!$%&amp;'*+\/=?^_`{}|~]{1,35}@[\w.\-]+\.[a-zA-Z]{2,15}$</text:span></text:span><text:bookmark-end text:name="__DdeLink__402_3639368876"/></text:p>
        </text:list-item>
        <text:list-item>
          <text:p text:style-name="P16">Regular Expressions for URLs</text:p>
        </text:list-item>
      </text:list>
      <text:p text:style-name="P6"><text:tab/>^(?:http|https|ftp):\/\/[a-zA-Z0-9_~:\-\/?#[\]@!$&amp;'()*+,;=`^.%]+\.[a-zA-Z0-9_~:\-\/?#[\]@!<text:tab/>$&amp;'()*+,;=`^.%]+$</text:p>
      <text:list text:continue-numbering="true" text:style-name="L2">
        <text:list-item>
          <text:p text:style-name="P16">Complete Regular expression for IP</text:p>
        </text:list-item>
      </text:list>
      <text:p text:style-name="P6"><text:tab/><text:bookmark-start text:name="__DdeLink__404_3639368876"/>^(?:25[0-5]|2[0-4][0-9]|[01]?[0-9][0-9]?)\.(?:25[0-5]|2[0-4][0-9]|[01]?[0-9][0-9]?)\.(?:25[0-5]|<text:tab/>2[0-4][0-9]|[01]?[0-9][0-9]?)\.(?:25[0-5]|2[0-4][0-9]|[01]?[0-9][0-9]?)$<text:bookmark-end text:name="__DdeLink__404_3639368876"/></text:p>
      <text:list text:continue-numbering="true" text:style-name="L2">
        <text:list-item>
          <text:p text:style-name="P16">Complete Regular Expression for Date</text:p>
        </text:list-item>
      </text:list>
      <text:p text:style-name="Text_20_body"><text:span text:style-name="Default_20_Paragraph_20_Font"><text:span text:style-name="T4"><text:tab/></text:span></text:span><text:bookmark-start text:name="__DdeLink__409_3639368876"/><text:span text:style-name="Default_20_Paragraph_20_Font"><text:span text:style-name="T4">^(?:0?[1-9]|1[012])([\/\-])(?:0?[1-9]|1[0-9]|2[0-9]|3[01])\1(?:20[0-4][0-9]|2050|1\d\d\d)$</text:span></text:span><text:bookmark-end text:name="__DdeLink__409_3639368876"/></text:p>
      <text:list text:continue-numbering="true" text:style-name="L2">
        <text:list-item>
          <text:p text:style-name="P16">12 Hour Format</text:p>
        </text:list-item>
      </text:list>
      <text:p text:style-name="P6"><text:tab/><text:bookmark-start text:name="__DdeLink__406_3639368876"/>^(?:0?[1-9]|1[012]):(?:[0-5]?[0-9])(?::[0-5]?[0-9])?(?: am| pm| AM| PM)?$<text:bookmark-end text:name="__DdeLink__406_3639368876"/></text:p>
      <text:list text:continue-numbering="true" text:style-name="L2">
        <text:list-item>
          <text:p text:style-name="P16">24 Hour Format</text:p>
        </text:list-item>
      </text:list>
      <text:p text:style-name="P6"><text:tab/>^(?:0?[0-9]|1[0-9]|2[0-3]):(?:[0-5]?[0-9])(?::[0-5]?[0-9])?(?: GMT| EST)?$</text:p>
      <text:list text:continue-numbering="true" text:style-name="L2">
        <text:list-item>
          <text:p text:style-name="P14"><text:soft-page-break/><text:span text:style-name="Default_20_Paragraph_20_Font"><text:span text:style-name="T9">Credit Card:</text:span></text:span><text:span text:style-name="Default_20_Paragraph_20_Font"><text:span text:style-name="T4"><text:line-break/></text:span></text:span><text:span text:style-name="Default_20_Paragraph_20_Font"><text:span text:style-name="T11">Visa</text:span></text:span></text:p>
        </text:list-item>
      </text:list>
      <text:p text:style-name="P7"><text:tab/>MasterCard</text:p>
      <text:p text:style-name="P7"><text:tab/>Discover</text:p>
      <text:p text:style-name="P7"><text:tab/>China Union Pay</text:p>
      <text:p text:style-name="P6"><text:tab/>^(4\d{3}|5[1-5]\d{2}|6011|62\d{2})[\- ]?\d{4}[\- ]?\d{4}[\- ]?\d{4}$</text:p>
      <text:p text:style-name="P7"><text:tab/>American Express</text:p>
      <text:p text:style-name="P6"><text:tab/>^(3[47])\d{2}[\- ]?\d{6}[\- ]?\d{5}$</text:p>
      <text:p text:style-name="P7"><text:tab/>Complete Regex for All Credit Cards</text:p>
      <text:p text:style-name="P6"><text:tab/>^(?:(?:4\d{3}|5[1-5]\d{2}|6011|62\d{2})([\- ]?)\d{4}\1\d{4}\1\d{4})|(?:(?:3[47])\d{2}([\- ]?)\<text:tab/>d{6}\2\d{5})$</text:p>
      <text:list text:continue-numbering="true" text:style-name="L2">
        <text:list-item>
          <text:p text:style-name="P16">Complete Regular Expression for Password</text:p>
        </text:list-item>
      </text:list>
      <text:p text:style-name="Text_20_body"><text:span text:style-name="Default_20_Paragraph_20_Font"><text:span text:style-name="T4"><text:tab/>^(?=.*\d)(?=.*[a-z])(?=.*[A-Z])(?=.*[~!#$%^&amp;*()_+=\-{}[\];:&lt;&gt;?]).{8,15}$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ans Serif" svg:font-family="'Sans Serif'" style:font-family-generic="system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3-03-28T15:27:00Z</meta:creation-date>
    <dc:date>2025-10-08T21:36:36.090976087</dc:date>
    <meta:editing-cycles>36</meta:editing-cycles>
    <meta:editing-duration>PT9H24M52S</meta:editing-duration>
    <meta:document-statistic meta:table-count="0" meta:image-count="0" meta:object-count="0" meta:page-count="5" meta:paragraph-count="76" meta:word-count="933" meta:character-count="6149" meta:non-whitespace-character-count="4956"/>
    <meta:template xlink:type="simple" xlink:actuate="onRequest" xlink:title="" xlink:href="Normal.dotm"/>
  </office:meta>
</office:document-meta>
</file>